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3.888cm" fo:break-before="auto" style:use-optimal-row-height="true"/>
    </style:style>
    <style:style style:name="ro8" style:family="table-row">
      <style:table-row-properties style:row-height="1.457cm" fo:break-before="auto" style:use-optimal-row-height="tru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0.771cm" fo:break-before="page" style:use-optimal-row-height="false"/>
    </style:style>
    <style:style style:name="ro12" style:family="table-row">
      <style:table-row-properties style:row-height="1.334cm" fo:break-before="auto" style:use-optimal-row-height="true"/>
    </style:style>
    <style:style style:name="ro13" style:family="table-row">
      <style:table-row-properties style:row-height="2.429cm" fo:break-before="auto" style:use-optimal-row-height="true"/>
    </style:style>
    <style:style style:name="ro14" style:family="table-row">
      <style:table-row-properties style:row-height="2.91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485cm" fo:break-before="auto" style:use-optimal-row-height="true"/>
    </style:style>
    <style:style style:name="ro18" style:family="table-row">
      <style:table-row-properties style:row-height="0.473cm" fo:break-before="page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1.944cm" fo:break-before="auto" style:use-optimal-row-height="true"/>
    </style:style>
    <style:style style:name="ro21" style:family="table-row">
      <style:table-row-properties style:row-height="4.373cm" fo:break-before="auto" style:use-optimal-row-height="true"/>
    </style:style>
    <style:style style:name="ro22" style:family="table-row">
      <style:table-row-properties style:row-height="4.703cm" fo:break-before="auto" style:use-optimal-row-height="true"/>
    </style:style>
    <style:style style:name="ro23" style:family="table-row">
      <style:table-row-properties style:row-height="4.387cm" fo:break-before="auto" style:use-optimal-row-height="true"/>
    </style:style>
    <style:style style:name="ro24" style:family="table-row">
      <style:table-row-properties style:row-height="0.972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0.898cm" fo:break-before="auto" style:use-optimal-row-height="true"/>
    </style:style>
    <style:style style:name="ro28" style:family="table-row">
      <style:table-row-properties style:row-height="0.342cm" fo:break-before="auto" style:use-optimal-row-height="false"/>
    </style:style>
    <style:style style:name="ro29" style:family="table-row">
      <style:table-row-properties style:row-height="0.912cm" fo:break-before="auto" style:use-optimal-row-height="true"/>
    </style:style>
    <style:style style:name="ro30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0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23ff23" style:vertical-align="top"/>
    </style:style>
    <style:style style:name="ce32" style:family="table-cell" style:parent-style-name="Default">
      <style:table-cell-properties fo:background-color="#e6e6e6" style:vertical-align="top"/>
    </style:style>
    <style:style style:name="ce33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</style:style>
    <style:style style:name="ce39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3" style:family="text">
      <style:text-properties style:font-size-complex="6.80000019073486pt" style:language-complex="en" style:country-complex="US"/>
    </style:style>
    <style:style style:name="T4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5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<text:span text:style-name="T1">Table version 21000</text:span>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6" office:value-type="string">
            <text:p>table version No. * 10000 (v2.<text:span text:style-name="T2">1</text:span> -&gt; <text:span text:style-name="T2">21000</text:span>) 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7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4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8" office:value-type="string">
            <text:p>(not implement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4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4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8" office:value-type="string">
            <text:p>(not implement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4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4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8" office:value-type="string">
            <text:p>(not implement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39"/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7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8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Flag  =1 (differential distribution)  =2 (binned distribution) in i-th dimension (do we have one bin value / or two bin boundaries?)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7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rmalization flag 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4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0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1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12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3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- all 1 contributions can be added/multiplied - relative order in IContrFlag2 (1=LO, 2=NLO, ...)   </text:p>
            <text:p><text:s/>- 2: SM corrections -&gt; more info in IContrFlag2 (1=thresh.cor., 2=e/w, ...) - relative order in IContrflag3</text:p>
            <text:p><text:s/>- 3: "New Physics" corrections -&gt; more info in IContrFlag2 (1=QuarkComp, 2=ADD-LED, 3=TeV-1-ED, ...) </text:p>
            <text:p><text:s/>- more in IContrFlag3 (1=interference w/ LO term, 2=pure LO NP term, 3= interference w/ NLO, 4= pure NLO NP term)</text:p>
            <text:p><text:s/>- 4: non-perturbative correction (multiplicative) 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 - contributions with identical IContrFlag2 belong to the same calculation/model </text:p>
            <text:p>(relative order)</text:p>
            <text:p><text:s/>- if IContrFlag1 = 1 (fixed order)</text:p>
            <text:p><text:s/>- - 1: LO, born</text:p>
            <text:p><text:s/>- - 2: NLO, 1-loop</text:p>
            <text:p><text:s/>- - 3: NNLO, 2-loop</text:p>
          </table:table-cell>
          <table:table-cell table:number-columns-repeated="1015"/>
        </table:table-row>
        <table:table-row table:style-name="ro4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0" office:value-type="string">
            <text:p>flag for determining flexible scale contribution/dataformat. This determines which sigmatilde(s) within Block B is read.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5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4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 "LO" 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5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4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3">
          <table:table-cell/>
          <table:table-cell table:style-name="ce22" office:value-type="string">
            <text:p>Data block</text:p>
          </table:table-cell>
          <table:table-cell table:style-name="ce23"/>
          <table:table-cell table:style-name="ce22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2" table:number-columns-repeated="1015"/>
        </table:table-row>
        <table:table-row table:style-name="ro3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1" table:number-columns-repeated="5"/>
          <table:table-cell table:style-name="ce24"/>
          <table:table-cell table:style-name="ce22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15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15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15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16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15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16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3">
          <table:table-cell/>
          <table:table-cell table:style-name="ce25" office:value-type="string">
            <text:p>BlockC (multiplicative contributions, correction factors)</text:p>
          </table:table-cell>
          <table:table-cell table:style-name="ce23"/>
          <table:table-cell table:style-name="ce22" table:number-columns-repeated="1021"/>
        </table:table-row>
        <table:table-row table:style-name="ro3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2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18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2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2" table:number-columns-repeated="1019"/>
        </table:table-row>
        <table:table-row table:style-name="ro17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5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9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29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5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7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7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if... for … (NFFDim)</text:p>
          </table:table-cell>
          <table:table-cell table:style-name="ce32" table:number-columns-repeated="5"/>
          <table:table-cell table:style-name="ce29" office:value-type="string">
            <text:p>(to be defined …)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29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14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3">
          <table:table-cell/>
          <table:table-cell table:style-name="ce10"/>
          <table:table-cell table:style-name="ce29" office:value-type="string">
            <text:p>IPDFCoeff (obsolete - not used!!) </text:p>
          </table:table-cell>
          <table:table-cell table:style-name="ce32" table:number-columns-repeated="5"/>
          <table:table-cell table:style-name="ce41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2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&gt;&gt; case NPDF=1 </text:p>
          </table:table-cell>
          <table:table-cell table:style-name="ce32" table:number-columns-repeated="3"/>
          <table:table-cell table:style-name="ce29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&gt;&gt; case NPDF=2 </text:p>
          </table:table-cell>
          <table:table-cell table:style-name="ce32" table:number-columns-repeated="3"/>
          <table:table-cell table:style-name="ce29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29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*** if NPDF&gt;0 </text:p>
          </table:table-cell>
          <table:table-cell table:style-name="ce32" table:number-columns-repeated="5"/>
          <table:table-cell table:style-name="ce29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29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17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17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7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17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24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<text:span text:style-name="T2">NscaleDep == 0</text:span> </text:p>
          </table:table-cell>
          <table:table-cell table:style-name="ce10" table:number-columns-repeated="5"/>
          <table:table-cell table:style-name="ce42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4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 &gt;&gt;&gt; the following assumes NFragFunc=0 </text:p>
          </table:table-cell>
          <table:table-cell table:style-name="ce32" table:number-columns-repeated="3"/>
          <table:table-cell table:style-name="ce29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&gt;&gt; case NPDFdim=0:  nxmax = Nxtot(1,i) </text:p>
          </table:table-cell>
          <table:table-cell table:style-name="ce32" table:number-columns-repeated="3"/>
          <table:table-cell table:style-name="ce29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&gt;&gt; case NPDFdim=1:  nxmax = (Nxtot(1,i)^2+Nxtot(1,i)) /2 </text:p>
          </table:table-cell>
          <table:table-cell table:style-name="ce32" table:number-columns-repeated="3"/>
          <table:table-cell table:style-name="ce29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29" office:value-type="string">
            <text:p>&gt;&gt; case NPDFdim=2:  nxmax = Nxtot(1,i)*Nxtot(2,i) </text:p>
          </table:table-cell>
          <table:table-cell table:style-name="ce32" table:number-columns-repeated="3"/>
          <table:table-cell table:style-name="ce29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0" table:number-columns-repeated="2"/>
          <table:table-cell table:style-name="ce32" table:number-columns-repeated="3"/>
          <table:table-cell table:style-name="ce29" office:value-type="string">
            <text:p>  SigmaTilde(i)(k1)(l1)...(k[n])(l[n])(m)(n) </text:p>
          </table:table-cell>
          <table:table-cell table:style-name="ce32" office:value-type="string">
            <text:p>double [][][][]...[]</text:p>
          </table:table-cell>
          <table:table-cell table:style-name="ce29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30" office:value-type="string">
            <text:p>*** else if <text:span text:style-name="T2">NscaleDep &gt;= 3</text:span> <text:s text:c="2"/></text:p>
          </table:table-cell>
          <table:table-cell table:style-name="ce10" table:number-columns-repeated="5"/>
          <table:table-cell table:style-name="ce42" office:value-type="string">
            <text:p>Store tables/information for v2.1 tables (now only 4 or 5)</text:p>
            <text:p><text:span text:style-name="T5"><text:s/></text:span><text:span text:style-name="T5">- 3: is ‘old‘ format. </text:span></text:p>
            <text:p><text:span text:style-name="T5">- 4: only scale independent contribution (LO),</text:span></text:p>
            <text:p><text:span text:style-name="T5"><text:s/></text:span><text:span text:style-name="T5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4" office:value-type="string">
            <text:p>Int: number of scale nodes for 'scale 1'</text:p>
          </table:table-cell>
          <table:table-cell table:number-columns-repeated="1015"/>
        </table:table-row>
        <table:table-row table:style-name="ro26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4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4" office:value-type="string">
            <text:p>Int: number of scale nodes for 'scale 2'</text:p>
          </table:table-cell>
          <table:table-cell table:number-columns-repeated="1015"/>
        </table:table-row>
        <table:table-row table:style-name="ro26">
          <table:table-cell/>
          <table:table-cell table:style-name="ce10" table:number-columns-repeated="2"/>
          <table:table-cell/>
          <table:table-cell table:style-name="ce34" office:value-type="string">
            <text:p>ScaleNode2 ()()</text:p>
          </table:table-cell>
          <table:table-cell table:style-name="ce9" table:number-columns-repeated="3"/>
          <table:table-cell table:style-name="ce34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2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15">
          <table:table-cell/>
          <table:table-cell table:style-name="ce10" table:number-columns-repeated="2"/>
          <table:table-cell table:style-name="ce33" office:value-type="string">
            <text:p><text:span text:style-name="T3">*** else if </text:span><text:span text:style-name="T4">NscaleDep &gt;= 5</text:span><text:span text:style-name="T3"> </text:span></text:p>
          </table:table-cell>
          <table:table-cell table:style-name="ce10" table:number-columns-repeated="2"/>
          <table:table-cell table:style-name="ce8" table:number-columns-repeated="2"/>
          <table:table-cell table:style-name="ce42"/>
          <table:table-cell table:number-columns-repeated="1015"/>
        </table:table-row>
        <table:table-row table:style-name="ro2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2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8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4"/>
          <table:table-cell table:number-columns-repeated="1015"/>
        </table:table-row>
        <table:table-row table:style-name="ro15">
          <table:table-cell/>
          <table:table-cell table:style-name="ce10" table:number-columns-repeated="2"/>
          <table:table-cell table:style-name="ce33" office:value-type="string">
            <text:p><text:span text:style-name="T3">*** else if </text:span><text:span text:style-name="T4">NscaleDep &gt;= 6</text:span><text:span text:style-name="T3"> </text:span></text:p>
          </table:table-cell>
          <table:table-cell table:style-name="ce10" table:number-columns-repeated="2"/>
          <table:table-cell table:style-name="ce8" table:number-columns-repeated="2"/>
          <table:table-cell table:style-name="ce42"/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29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4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8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4"/>
          <table:table-cell table:number-columns-repeated="1015"/>
        </table:table-row>
        <table:table-row table:style-name="ro2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4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4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4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4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12:57:50.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1T13:13:23.09</dc:date>
    <meta:editing-duration>P7DT4H55M13S</meta:editing-duration>
    <meta:editing-cycles>24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13" meta:object-count="0"/>
  </office:meta>
</office:document-meta>
</file>